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7.89mm"/>
    </style:style>
    <style:style style:name="co2"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13.95mm" fo:break-before="auto" style:use-optimal-row-height="true"/>
    </style:style>
    <style:style style:name="ro3" style:family="table-row">
      <style:table-row-properties style:row-height="9.47mm" fo:break-before="auto" style:use-optimal-row-height="true"/>
    </style:style>
    <style:style style:name="ro4" style:family="table-row">
      <style:table-row-properties style:row-height="18.42mm" fo:break-before="auto" style:use-optimal-row-height="true"/>
    </style:style>
    <style:style style:name="ro5" style:family="table-row">
      <style:table-row-properties style:row-height="36.32mm" fo:break-before="auto" style:use-optimal-row-height="true"/>
    </style:style>
    <style:style style:name="ro6" style:family="table-row">
      <style:table-row-properties style:row-height="27.38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4.52mm" fo:break-before="auto" style:use-optimal-row-height="false"/>
    </style:style>
    <style:style style:name="ta1" style:family="table" style:master-page-name="PageStyle_5f_Form_20_Responses_20_1">
      <style:table-properties table:display="true" style:writing-mode="lr-tb"/>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orm Responses 1" table:style-name="ta1">
        <office:forms form:automatic-focus="false" form:apply-design-mode="false"/>
        <table:table-column table:style-name="co1" table:number-columns-repeated="16" table:default-cell-style-name="Default"/>
        <table:table-column table:style-name="co2" table:number-columns-repeated="1008" table:default-cell-style-name="Default"/>
        <table:table-row table:style-name="ro1">
          <table:table-cell/>
          <table:table-cell table:style-name="ce2" office:value-type="string" calcext:value-type="string">
            <text:p>Qual é seu sexo?</text:p>
          </table:table-cell>
          <table:table-cell office:value-type="string" calcext:value-type="string">
            <text:p>Qual é sua idade?</text:p>
          </table:table-cell>
          <table:table-cell office:value-type="string" calcext:value-type="string">
            <text:p>Em que cidade nasceu?</text:p>
          </table:table-cell>
          <table:table-cell office:value-type="string" calcext:value-type="string">
            <text:p>Em que cidade mora?</text:p>
          </table:table-cell>
          <table:table-cell office:value-type="string" calcext:value-type="string">
            <text:p>Qual é sua ocupação?</text:p>
          </table:table-cell>
          <table:table-cell office:value-type="string" calcext:value-type="string">
            <text:p>Qual é sua escolaridade? Se for graduação ou pós-graduação, em que se graduou e/ou se pós-graduou? Em que universidade?</text:p>
          </table:table-cell>
          <table:table-cell office:value-type="string" calcext:value-type="string">
            <text:p>Como é sua atuação na comunidade do WordPress?</text:p>
          </table:table-cell>
          <table:table-cell office:value-type="string" calcext:value-type="string">
            <text:p>Quais são suas motivações para participar do projeto? Por que você contribui? Se deixou de contribuir, por que parou?</text:p>
          </table:table-cell>
          <table:table-cell office:value-type="string" calcext:value-type="string">
            <text:p>Suas experiências de contribuição com código foram positivas ou negativas? Poderia dar alguns exemplos?</text:p>
          </table:table-cell>
          <table:table-cell office:value-type="string" calcext:value-type="string">
            <text:p>Como é contribuir com o WordPress a partir do Brasil? Acredita que exista alguma diferença entre contribuir do Brasil ou de outros lugares? Ou você não vê nenhuma relação entre o desenvolvimento do WordPress e o local da contribuição?</text:p>
          </table:table-cell>
          <table:table-cell office:value-type="string" calcext:value-type="string">
            <text:p>Complementando a pergunta anterior, você acha que a comunidade do WordPress é global? Ou local? Ou uma mistura de ambos? <text:s/>Se você respondeu admitindo a existência de uma instância local, poderia apontar como esse local se torna identificável?</text:p>
          </table:table-cell>
          <table:table-cell office:value-type="string" calcext:value-type="string">
            <text:p>Quanto tempo por dia/semana/mês dedica (ou dedicava) em média ao projeto?</text:p>
          </table:table-cell>
          <table:table-cell office:value-type="string" calcext:value-type="string">
            <text:p>Você contribui no seu tempo livre ou durante o trabalho?</text:p>
          </table:table-cell>
          <table:table-cell office:value-type="string" calcext:value-type="string">
            <text:p>Você participa de outras comunidades de software livre? Caso positivo, poderia fazer uma comparação apontando semelhanças e diferenças com o WordPress?</text:p>
          </table:table-cell>
          <table:table-cell table:style-name="ce2" office:value-type="string" calcext:value-type="string">
            <text:p>Você tem conhecimento de alguma controvérsia dentro da comunidade do WordPress? Se sim, poderia descrevê-la e compartilhar sua opinião a respeito?</text:p>
          </table:table-cell>
          <table:table-cell table:number-columns-repeated="1008"/>
        </table:table-row>
        <table:table-row table:style-name="ro2">
          <table:table-cell table:style-name="ce2" office:value-type="string" calcext:value-type="string">
            <text:p>Desenvolvedora 1</text:p>
          </table:table-cell>
          <table:table-cell table:style-name="ce2" office:value-type="string" calcext:value-type="string">
            <text:p>Masculino</text:p>
          </table:table-cell>
          <table:table-cell table:style-name="ce2" office:value-type="float" office:value="33" calcext:value-type="float">
            <text:p>33</text:p>
          </table:table-cell>
          <table:table-cell table:style-name="ce2" office:value-type="string" calcext:value-type="string">
            <text:p>Ponta Grossa - PR</text:p>
          </table:table-cell>
          <table:table-cell table:style-name="ce2" office:value-type="string" calcext:value-type="string">
            <text:p>Curitiba - PR</text:p>
          </table:table-cell>
          <table:table-cell table:style-name="ce2" office:value-type="string" calcext:value-type="string">
            <text:p>Happiness Engineer na Automattic</text:p>
          </table:table-cell>
          <table:table-cell table:style-name="ce2" office:value-type="string" calcext:value-type="string">
            <text:p>Graduação em Sistemas de Informação (UTFPR, Ponta Grossa - PR)</text:p>
          </table:table-cell>
          <table:table-cell table:style-name="ce2" office:value-type="string" calcext:value-type="string">
            <text:p>Hoje, baixa. Já ajudei a organizar dois WordCamps e a voluntariar em pelo menos outros dois, mas hoje estou mais afastado.</text:p>
          </table:table-cell>
          <table:table-cell table:style-name="ce2" office:value-type="string" calcext:value-type="string">
            <text:p>A comunidade em torno da ferramenta é um enorme fator para se participar do projeto: ela respira e dá espaço para que pessoas aprendam, ensinem, compartilhem conhecimento. O WordPress é o projeto que desde 2008 me ajuda a pagar as minhas contas, e sempre senti que poderia tentar fazer um mínimo para retribuir.</text:p>
            <text:p/>
            <text:p>Fiquei muito tempo afastado por acabar indo por caminhos diferentes, ainda que usando o WordPress.</text:p>
          </table:table-cell>
          <table:table-cell table:style-name="ce2" office:value-type="string" calcext:value-type="string">
            <text:p>Tive uma ou duas contribuições apenas, todas parte de pequenas melhoras em temas que seriam usados dentro de uma nova versão. Foram pontuais e não demandaram uma discussão mais aprofundada.</text:p>
          </table:table-cell>
          <table:table-cell table:style-name="ce2" office:value-type="string" calcext:value-type="string">
            <text:p>Acredito que existam diferenças sempre que você for contribuir de um local que não é o central dentro do desenvolvimento de uma ferramenta (leia-se ou 1) de onde vem o maior numero de contribuições ou 2) a lingua padrão para esses desenvolvedores). Com a abertura a novas visões e novas culturas, tanto a comunidade quanto o próprio WordPress ganham.</text:p>
          </table:table-cell>
          <table:table-cell table:style-name="ce2" office:value-type="string" calcext:value-type="string">
            <text:p>Ainda creio que a comunidade segue mais centralizada do que fortemente distribuída. Talvez porque o projeto tenha começado em território norte-americano, existe uma predominância de desenvolvedores da área. </text:p>
          </table:table-cell>
          <table:table-cell table:style-name="ce2" office:value-type="string" calcext:value-type="string">
            <text:p>Costumava separar algumas horas por mês.</text:p>
          </table:table-cell>
          <table:table-cell table:style-name="ce2" office:value-type="string" calcext:value-type="string">
            <text:p>Utilizava o tempo do trabalho para fazer contribuições.</text:p>
          </table:table-cell>
          <table:table-cell table:style-name="ce2" office:value-type="string" calcext:value-type="string">
            <text:p>n/a</text:p>
          </table:table-cell>
          <table:table-cell table:style-name="ce2" office:value-type="string" calcext:value-type="string">
            <text:p>Sei de guerra de egos, síndromes do pequeno poder e o machismo sempre presente no território de TI. No entanto, não tenho muitas informações sobre.</text:p>
          </table:table-cell>
          <table:table-cell table:number-columns-repeated="1008"/>
        </table:table-row>
        <table:table-row table:style-name="ro1">
          <table:table-cell table:style-name="ce2" office:value-type="string" calcext:value-type="string">
            <text:p>Desenvolvedora 2</text:p>
          </table:table-cell>
          <table:table-cell table:style-name="ce2" office:value-type="string" calcext:value-type="string">
            <text:p>Feminino</text:p>
          </table:table-cell>
          <table:table-cell table:style-name="ce2" office:value-type="float" office:value="44" calcext:value-type="float">
            <text:p>44</text:p>
          </table:table-cell>
          <table:table-cell table:number-columns-repeated="2" table:style-name="ce2" office:value-type="string" calcext:value-type="string">
            <text:p>Mogi das Cruzes</text:p>
          </table:table-cell>
          <table:table-cell table:style-name="ce2" office:value-type="string" calcext:value-type="string">
            <text:p>Suporte técnico</text:p>
          </table:table-cell>
          <table:table-cell table:style-name="ce2" office:value-type="string" calcext:value-type="string">
            <text:p>Design de Hipermídia - Universidade Anhembi Morumbi</text:p>
          </table:table-cell>
          <table:table-cell table:style-name="ce2" office:value-type="string" calcext:value-type="string">
            <text:p>Fui fundadora da comunidade brasileira, contribuindo com traduções para o Português do Brasil, fórum de suporte e organização de WordCamps.</text:p>
          </table:table-cell>
          <table:table-cell table:style-name="ce2" office:value-type="string" calcext:value-type="string">
            <text:p>Me motivei a participar pois precisava da tradução por motivos profissionais. Deixei de contribuir por falta de tempo.</text:p>
          </table:table-cell>
          <table:table-cell table:style-name="ce2" office:value-type="string" calcext:value-type="string">
            <text:p>Não contribuí com código.</text:p>
          </table:table-cell>
          <table:table-cell table:style-name="ce2" office:value-type="string" calcext:value-type="string">
            <text:p>Sim, há uma diferença por conta da barreira do idioma e de nível social e econômico. É claro que os países onde o inglês é o idioma nativo ou onde o aprendizado do idioma inglês é mais acessível, é mais fácil contribuir e maior a quantidade de contribuidores. </text:p>
          </table:table-cell>
          <table:table-cell table:style-name="ce2" office:value-type="string" calcext:value-type="string">
            <text:p>É uma mistura dos dois, mas depende do que você está chamando de comunidade do WordPress. A comunidade é segmentada: desenvolvedores, designers, produtores de conteúdo, usuários finais são os segmentos mais óbvios.</text:p>
          </table:table-cell>
          <table:table-cell table:style-name="ce2" office:value-type="string" calcext:value-type="string">
            <text:p>Isso depende de qual período, no início contribuia todo dia, cheguei a contribuir mais de 8 horas por dia e com o tempo isso foi se reduzindo até não contribuir mais.</text:p>
          </table:table-cell>
          <table:table-cell table:style-name="ce2" office:value-type="string" calcext:value-type="string">
            <text:p>No momento não contribuo mais, mas quando contribuía um misto dos dois.</text:p>
          </table:table-cell>
          <table:table-cell table:style-name="ce2" office:value-type="string" calcext:value-type="string">
            <text:p>Não participo.</text:p>
          </table:table-cell>
          <table:table-cell table:style-name="ce2" office:value-type="string" calcext:value-type="string">
            <text:p>Existiu durante algum tempo no passado uma controvérsia sobre até onde se extendia a GPL em relação aos temas: se incluía o design, já que este pode funcionar independente da plataforma. Por outro lado não é fácil separar. Não sei exatamente se há um consenso e não tenho uma opinião forte a respeito.</text:p>
          </table:table-cell>
          <table:table-cell table:number-columns-repeated="1008"/>
        </table:table-row>
        <table:table-row table:style-name="ro1">
          <table:table-cell table:style-name="ce2" office:value-type="string" calcext:value-type="string">
            <text:p>Desenvolvedora 3</text:p>
          </table:table-cell>
          <table:table-cell table:style-name="ce2" office:value-type="string" calcext:value-type="string">
            <text:p>Masculino</text:p>
          </table:table-cell>
          <table:table-cell table:style-name="ce2" office:value-type="float" office:value="29" calcext:value-type="float">
            <text:p>29</text:p>
          </table:table-cell>
          <table:table-cell table:number-columns-repeated="2" table:style-name="ce2" office:value-type="string" calcext:value-type="string">
            <text:p>São Paulo</text:p>
          </table:table-cell>
          <table:table-cell table:style-name="ce2" office:value-type="string" calcext:value-type="string">
            <text:p>Programador</text:p>
          </table:table-cell>
          <table:table-cell table:style-name="ce2" office:value-type="string" calcext:value-type="string">
            <text:p>Pós-graduação engenharia web, Senac Lapa Tito, Sp</text:p>
          </table:table-cell>
          <table:table-cell table:style-name="ce2" office:value-type="string" calcext:value-type="string">
            <text:p>Core and Translator contributor</text:p>
          </table:table-cell>
          <table:table-cell table:style-name="ce2" office:value-type="string" calcext:value-type="string">
            <text:p>Minha motivação foi contribuir para um projeto tão grande como o WordPress, parei por causa do tempo, mas pretendo voltar a contribuir</text:p>
          </table:table-cell>
          <table:table-cell table:style-name="ce2" office:value-type="string" calcext:value-type="string">
            <text:p>Positivas, foi muito bom aprender e interagir com a comunidade </text:p>
          </table:table-cell>
          <table:table-cell table:style-name="ce2" office:value-type="string" calcext:value-type="string">
            <text:p>Acho que não tem diferença, apenas estamos com pequena desvantagem pelo inglês não ser a nossa primeira língua</text:p>
          </table:table-cell>
          <table:table-cell table:style-name="ce2" office:value-type="string" calcext:value-type="string">
            <text:p>Global, vi muitos desenvolvedores de vários lugares do mundo, mas pelo q notei não sei se erroneamente ou não a maioria é de língua anglofona</text:p>
          </table:table-cell>
          <table:table-cell table:style-name="ce2" office:value-type="string" calcext:value-type="string">
            <text:p>Dedicava umas 2/3 horas por mês</text:p>
          </table:table-cell>
          <table:table-cell table:style-name="ce2" office:value-type="string" calcext:value-type="string">
            <text:p>Ambos, porém mudei de trabalho e não tenho mais tanto tempo e nem trabalho mais com o WordPress no dia a dia começou antes </text:p>
          </table:table-cell>
          <table:table-cell table:style-name="ce2" office:value-type="string" calcext:value-type="string">
            <text:p>Participo bastante do Slack da comunidade do Phpsp, acho a comunidade do PHP bem mais receptiva do que a de WordPress, não me senti muito a vontade quando tentei contribuir no Slack WP Brasil</text:p>
          </table:table-cell>
          <table:table-cell table:number-columns-repeated="1009"/>
        </table:table-row>
        <table:table-row table:style-name="ro3">
          <table:table-cell table:style-name="ce2" office:value-type="string" calcext:value-type="string">
            <text:p>Desenvolvedora 4</text:p>
          </table:table-cell>
          <table:table-cell table:style-name="ce2" office:value-type="string" calcext:value-type="string">
            <text:p>masculino</text:p>
          </table:table-cell>
          <table:table-cell table:style-name="ce2" office:value-type="float" office:value="59" calcext:value-type="float">
            <text:p>59</text:p>
          </table:table-cell>
          <table:table-cell table:style-name="ce2" office:value-type="string" calcext:value-type="string">
            <text:p>Juiz de Fora, MG</text:p>
          </table:table-cell>
          <table:table-cell table:style-name="ce2" office:value-type="string" calcext:value-type="string">
            <text:p>Florianópolis, SC</text:p>
          </table:table-cell>
          <table:table-cell table:style-name="ce2" office:value-type="string" calcext:value-type="string">
            <text:p>Professor de Cultura Sânscrita</text:p>
          </table:table-cell>
          <table:table-cell table:style-name="ce2" office:value-type="string" calcext:value-type="string">
            <text:p>Superior incompleto (FFLCH - USP)</text:p>
          </table:table-cell>
          <table:table-cell table:style-name="ce2" office:value-type="string" calcext:value-type="string">
            <text:p>Sou autor de um plugin disponível para o público. Também sou editor de traduções para o Sânscrito (locale sa_IN). Vez por outra contribuo com traduções para o Português do Brasil.</text:p>
          </table:table-cell>
          <table:table-cell table:style-name="ce2" office:value-type="string" calcext:value-type="string">
            <text:p>Me envolvi com o WordPress enquanto procurava por ferramentas para disponibilizar meus cursos de Cultura Sânscrita na Web. Depois de encontrar o WordPress me interessei pelo desenvolvimento de plugins, para atender a necessidades que eu mesmo identificava no processo de implantação de meus sites.</text:p>
          </table:table-cell>
          <table:table-cell table:style-name="ce2" office:value-type="string" calcext:value-type="string">
            <text:p>Minhas experiências foram positivas. É gratificante compartilhar soluções com outros usuários que possam estar enfrentando as mesmas dificuldades que nós.</text:p>
          </table:table-cell>
          <table:table-cell table:style-name="ce2" office:value-type="string" calcext:value-type="string">
            <text:p>O universo do WordPress tem colaboradores de todas as partes do mundo. O que vale é a qualidade da contribuição que cada um traz, e não sua localização geográfica.</text:p>
          </table:table-cell>
          <table:table-cell table:style-name="ce2" office:value-type="string" calcext:value-type="string">
            <text:p>É uma comunidade global que oferece recursos ajustados (ou ajustáveis) às características culturais de cada comunidade local. Em especial o trabalho da comunidade de tradutores se destaca nessa "localização" dentro da estrutura globalizada da plataforma WordPress.</text:p>
          </table:table-cell>
          <table:table-cell table:style-name="ce2" office:value-type="string" calcext:value-type="string">
            <text:p>Minhas contribuições são desenvolvidas durante meu trabalho, e evoluem continuamente, com cada nova versão do WordPress que se publica. Não tenho como detalhar no tempo essas contribuições.</text:p>
          </table:table-cell>
          <table:table-cell table:style-name="ce2" office:value-type="string" calcext:value-type="string">
            <text:p>durante o meu trabalho - ministro cursos à distância.</text:p>
          </table:table-cell>
          <table:table-cell table:style-name="ce2" office:value-type="string" calcext:value-type="string">
            <text:p>Meu site integra (por meio de um plugin privativo que desenvolvi para as necessidades próprias de meu site) as plataformas Moodle e WordPress.</text:p>
            <text:p>A comunidade WordPress me parece mais acessível, e o formato do código de programação é mais aberto e intuitivo no WordPress, também.</text:p>
          </table:table-cell>
          <table:table-cell table:style-name="ce2" office:value-type="string" calcext:value-type="string">
            <text:p>Nunca me ocupei de controvérsias na comunidade. As pessoas pensam diferente umas das outras, e as disputas de opiniões é natural em qualquer comunidade.</text:p>
            <text:p>Particularmente me desagrada saber que alguns autores de plugins instalam linhas de código maliciosas que podem prejudicar os proprietários de sites ou seus usuários. Não gosto desse tipo de atitude maldosa.</text:p>
          </table:table-cell>
          <table:table-cell table:number-columns-repeated="1008"/>
        </table:table-row>
        <table:table-row table:style-name="ro3">
          <table:table-cell table:style-name="ce2" office:value-type="string" calcext:value-type="string">
            <text:p>Desenvolvedora 5</text:p>
          </table:table-cell>
          <table:table-cell table:style-name="ce2" office:value-type="string" calcext:value-type="string">
            <text:p>feminino</text:p>
          </table:table-cell>
          <table:table-cell table:style-name="ce2" office:value-type="float" office:value="34" calcext:value-type="float">
            <text:p>34</text:p>
          </table:table-cell>
          <table:table-cell table:style-name="ce2" office:value-type="string" calcext:value-type="string">
            <text:p>São Paulo</text:p>
          </table:table-cell>
          <table:table-cell table:style-name="ce2" office:value-type="string" calcext:value-type="string">
            <text:p>Itatiba</text:p>
          </table:table-cell>
          <table:table-cell table:style-name="ce2" office:value-type="string" calcext:value-type="string">
            <text:p>Desenvolvimento de websites</text:p>
          </table:table-cell>
          <table:table-cell table:style-name="ce2" office:value-type="string" calcext:value-type="string">
            <text:p>ensino médio</text:p>
          </table:table-cell>
          <table:table-cell table:style-name="ce2" office:value-type="string" calcext:value-type="string">
            <text:p>Atualmente não tenho atuação</text:p>
          </table:table-cell>
          <table:table-cell table:style-name="ce2" office:value-type="string" calcext:value-type="string">
            <text:p>O motivo que parei de contribuir é por falta de tempo, o meu trabalho já envolve esse assunto então tenho tido outros hobbies</text:p>
          </table:table-cell>
          <table:table-cell table:style-name="ce2" office:value-type="string" calcext:value-type="string">
            <text:p>Em geral positivas, não me considero uma programadora de fato mas porque há muita informação disponível sobre programação é possível fazer bastante coisa, como projetos curtos.</text:p>
          </table:table-cell>
          <table:table-cell table:style-name="ce2" office:value-type="string" calcext:value-type="string">
            <text:p>Não tenho conhecimento sobre isso</text:p>
          </table:table-cell>
          <table:table-cell table:style-name="ce2" office:value-type="string" calcext:value-type="string">
            <text:p>É global mas parece ser mais consistente nos EUA e Alemanha por exemplo.</text:p>
          </table:table-cell>
          <table:table-cell table:style-name="ce2" office:value-type="string" calcext:value-type="string">
            <text:p>1 ou 2 hora/dia</text:p>
          </table:table-cell>
          <table:table-cell table:style-name="ce2" office:value-type="string" calcext:value-type="string">
            <text:p>No tempo livre disponível</text:p>
          </table:table-cell>
          <table:table-cell table:style-name="ce2" office:value-type="string" calcext:value-type="string">
            <text:p>A semelhança com outras comunidades é a baixa participação de mulheres e outras minorias. Quem contribui com software livre ou conteúdo livre em geral são homens, brancos, com ensino superior e de classe média a alta.</text:p>
            <text:p>Noto que uma diferença é que a comunidade WordPress é formada por pessoas mais jovens, como as de desenvolvimento de jogos, mas não conheço tantas para generalizar.</text:p>
          </table:table-cell>
          <table:table-cell table:style-name="ce2" office:value-type="string" calcext:value-type="string">
            <text:p>Há algum tempo houve uma discussão porque alguns contribuidores bastante ativos abandonaram o uso e a colaboração no desenvolvimento do WordPress e de plugins. Entre os motivos era perda de interesse por considerar o software obsoleto/mal desenvolvido, as contribuições de software não eram adicionadas ou que há um tipo de "política interna" que impede as melhorias e também discordância com a política de retribuição (ex.: por que eu deveria traduzir o wp.com se é um serviço pago? qual minha obrigação de devolver à comunidade?)</text:p>
          </table:table-cell>
          <table:table-cell table:number-columns-repeated="1008"/>
        </table:table-row>
        <table:table-row table:style-name="ro2">
          <table:table-cell table:style-name="ce2" office:value-type="string" calcext:value-type="string">
            <text:p>Desenvolvedora 6</text:p>
          </table:table-cell>
          <table:table-cell table:style-name="ce2" office:value-type="string" calcext:value-type="string">
            <text:p>Masculino</text:p>
          </table:table-cell>
          <table:table-cell table:style-name="ce2" office:value-type="float" office:value="36" calcext:value-type="float">
            <text:p>36</text:p>
          </table:table-cell>
          <table:table-cell table:number-columns-repeated="2" table:style-name="ce2" office:value-type="string" calcext:value-type="string">
            <text:p>São Paulo</text:p>
          </table:table-cell>
          <table:table-cell table:style-name="ce2" office:value-type="string" calcext:value-type="string">
            <text:p>Desenvolvedor Web Freelancer</text:p>
          </table:table-cell>
          <table:table-cell table:style-name="ce2" office:value-type="string" calcext:value-type="string">
            <text:p>Técnico em Processamento de Dados</text:p>
          </table:table-cell>
          <table:table-cell table:style-name="ce2" office:value-type="string" calcext:value-type="string">
            <text:p>Apenas como desenvolvedor de plugins.</text:p>
          </table:table-cell>
          <table:table-cell table:style-name="ce2" office:value-type="string" calcext:value-type="string">
            <text:p>Minha motivação é participar da comunidade de alguma forma e ter contato com outros desenvolvedores, de-repente surge alguma ideia interessante e que talvez possa até gerar lucro de alguma forma.</text:p>
          </table:table-cell>
          <table:table-cell table:style-name="ce2" office:value-type="string" calcext:value-type="string">
            <text:p>Foram negativas ao tentar contribuir com soluções e ideias diretamente ao core do WordPress, nesta parte é difícil fazer alguma contribuição, passar pelo aval de vários outros desenvolvedores. Também foi difícil descobrir os motivos do WP ser da forma que ele era, a qual eu estava sugerindo mudanças.</text:p>
            <text:p/>
            <text:p>Foram positivas na produção dos meus próprios plugins e ao sugerir updates em plugins de outros desenvolvedores. Eu recebo contato de desenvolvedores sugerindo ideias para meus plugins. Ao sugerir ideias para outros desenvolvedores, o diálogo por ser mais direto e com menos pessoas, se torna mais produtivo.</text:p>
          </table:table-cell>
          <table:table-cell table:style-name="ce2" office:value-type="string" calcext:value-type="string">
            <text:p>Acredito que não aja diferenças, mas como eu contribuo com plugins e eles nem são tão populares assim, eu recebo contatos esporádicos de outros desenvolvedores, a maioria de outros países e poucos do Brasil.</text:p>
          </table:table-cell>
          <table:table-cell table:style-name="ce2" office:value-type="string" calcext:value-type="string">
            <text:p>Eu só enxergo como uma comunidade global, até porque a comunicação costuma ser em inglês, a publicação de plugins é feita no mesmo idioma e isso as vezes faz com que eu demore para descobrir que o que eu estou vendo se trata de um conteúdo criado por aqui.</text:p>
          </table:table-cell>
          <table:table-cell table:style-name="ce2" office:value-type="string" calcext:value-type="string">
            <text:p>Muito pouco, cerca de 2 horas por mês, as vezes nem isso.</text:p>
          </table:table-cell>
          <table:table-cell table:style-name="ce2" office:value-type="string" calcext:value-type="string">
            <text:p>Durante o trabalho, porque os plugins surgem de necessidades presentes em algum projeto e depois disso vejo que tal ideia possa ter interesse de outras pessoas.</text:p>
          </table:table-cell>
          <table:table-cell table:style-name="ce2" office:value-type="string" calcext:value-type="string">
            <text:p>Participei um pouco do OpenCart, cheguei a desenvolver algumas soluções e publiquei elas gratuitamente no site da comunidade. Na época estava desenvolvendo um projeto com ele e por isso do meu envolvimento. Tentei também contribuir diretamente com o core da aplicação através do GitHub, com códigos para incluir recursos inexistentes na plataforma e que notei serem algo comum em outras ferramentas mas inexistente nesta. O diálogo com os envolvidos foi produtivo, porém como a aplicação é gerida por uma única pessoa, o dono não teve muito interesse eu utilizar a ideia e não viu o recurso como realmente necessário na plataforma, mesmo outros desenvolvedores relatando ter necessidade da solução.</text:p>
            <text:p/>
            <text:p>Em comparação ao WordPress eu diria que o fato da comunidade do OpenCart ser menor, as discussões se tornam mais produtivas e você tem a sensação de que pode realmente contribuir, por conseguir facilmente ter contato com os responsáveis. Isto no WP parece quase impossível devido ao tamanho do projeto e quantidade de pessoas envolvidas nele.</text:p>
          </table:table-cell>
          <table:table-cell table:style-name="ce2" office:value-type="string" calcext:value-type="string">
            <text:p>Não tenho.</text:p>
          </table:table-cell>
          <table:table-cell table:number-columns-repeated="1008"/>
        </table:table-row>
        <table:table-row table:style-name="ro2">
          <table:table-cell table:style-name="ce2" office:value-type="string" calcext:value-type="string">
            <text:p>Desenvolvedora 7</text:p>
          </table:table-cell>
          <table:table-cell table:style-name="ce2" office:value-type="string" calcext:value-type="string">
            <text:p>Masculino</text:p>
          </table:table-cell>
          <table:table-cell table:style-name="ce2" office:value-type="float" office:value="35" calcext:value-type="float">
            <text:p>35</text:p>
          </table:table-cell>
          <table:table-cell table:number-columns-repeated="2" table:style-name="ce2" office:value-type="string" calcext:value-type="string">
            <text:p>Brasília</text:p>
          </table:table-cell>
          <table:table-cell table:style-name="ce2" office:value-type="string" calcext:value-type="string">
            <text:p>Desenvolvedor</text:p>
          </table:table-cell>
          <table:table-cell table:style-name="ce2" office:value-type="string" calcext:value-type="string">
            <text:p>Desenvolvimento de Sistemas para a Internet - ICESP</text:p>
          </table:table-cell>
          <table:table-cell table:style-name="ce2" office:value-type="string" calcext:value-type="string">
            <text:p>Não atuo mais.</text:p>
          </table:table-cell>
          <table:table-cell table:style-name="ce2" office:value-type="string" calcext:value-type="string">
            <text:p>A princípio, as motivações eram profissionais - a empresa em que eu trabalhava utilizava WordPress. Com o tempo, algumas ideias foram surgindo e acabei levando alguns projetos pessoais para WordPress. Normalmente disponibilizo o que desenvolvo de volta para a comunidade como uma forma de retribuir.</text:p>
            <text:p/>
            <text:p>Parei de contribuir pois a empresa atual não utiliza WordPress e manter um plugin ou tema é trabalhoso.</text:p>
          </table:table-cell>
          <table:table-cell table:style-name="ce2" office:value-type="string" calcext:value-type="string">
            <text:p>Positivas. Aprendi muito com o retorno dos usuários. Disponibilizar uma solução melhora seu entendimento sobre os padrões de código, além de aumentar a sua visibilidade, ajudando a conseguir outras oportunidades.</text:p>
          </table:table-cell>
          <table:table-cell table:style-name="ce2" office:value-type="string" calcext:value-type="string">
            <text:p>Não notei nenhuma relação entre a localização geográfica e a contribuição.</text:p>
          </table:table-cell>
          <table:table-cell table:style-name="ce2" office:value-type="string" calcext:value-type="string">
            <text:p>Sinto que é global. O papel das instancias locais, acredito, é melhorar a comunicação: interação entre os membros e tradução da documentação, por exemplo. Mesmo que os membros locais se mobilizem em torno de um objetivo, as diretrizes são as definidas pelo comunidade global e o produto é para a comunidade global.</text:p>
          </table:table-cell>
          <table:table-cell table:style-name="ce2" office:value-type="string" calcext:value-type="string">
            <text:p>Eu trabalhei em empresas que utilizavam o WordPress, o que desenvolvia lá - que não fosse muito específico do negócio ou sigiloso - era disponibilizado para a comunidade. Diria que dediquei cerca de 4h por dia durante 6 anos.</text:p>
          </table:table-cell>
          <table:table-cell table:style-name="ce2" office:value-type="string" calcext:value-type="string">
            <text:p>Ambos.</text:p>
          </table:table-cell>
          <table:table-cell table:style-name="ce2" office:value-type="string" calcext:value-type="string">
            <text:p>Já participei. Achei todas muito desorganizadas. Para quem está começando, é difícil entender o processo para contribuir: como funciona a plataforma, quais os padrões de desenvolvimento, como mudar o código de outro, etc.</text:p>
            <text:p/>
            <text:p>Os membros até tem boa vontade para tirar dúvidas mas, a meu ver, o processo tinha que ser mais simples e claro. Da forma como era, poucas pessoas se aventuravam a explorar a documentação e ficavam dependentes de outros membros.</text:p>
          </table:table-cell>
          <table:table-cell table:style-name="ce2" office:value-type="string" calcext:value-type="string">
            <text:p>Sei que existe pois já ouvi outras pessoas comentando, mas nunca me interessei em saber mais.</text:p>
          </table:table-cell>
          <table:table-cell table:number-columns-repeated="1008"/>
        </table:table-row>
        <table:table-row table:style-name="ro1">
          <table:table-cell table:style-name="ce2" office:value-type="string" calcext:value-type="string">
            <text:p>Desenvolvedora 8</text:p>
          </table:table-cell>
          <table:table-cell table:style-name="ce2" office:value-type="string" calcext:value-type="string">
            <text:p>masculino</text:p>
          </table:table-cell>
          <table:table-cell table:style-name="ce2" office:value-type="float" office:value="26" calcext:value-type="float">
            <text:p>26</text:p>
          </table:table-cell>
          <table:table-cell table:number-columns-repeated="2" table:style-name="ce2" office:value-type="string" calcext:value-type="string">
            <text:p>São Paulo</text:p>
          </table:table-cell>
          <table:table-cell table:style-name="ce2" office:value-type="string" calcext:value-type="string">
            <text:p>Programador</text:p>
          </table:table-cell>
          <table:table-cell table:style-name="ce2" office:value-type="string" calcext:value-type="string">
            <text:p>Tecnólogo em Programação de Jogos Digitais</text:p>
          </table:table-cell>
          <table:table-cell table:style-name="ce2" office:value-type="string" calcext:value-type="string">
            <text:p>Atuo ativamente na realização de meetups, WordCamp, fóruns, grupos do Facebook e desenvolvendo plugins.</text:p>
          </table:table-cell>
          <table:table-cell table:style-name="ce2" office:value-type="string" calcext:value-type="string">
            <text:p>Contribuo com a comunidade como forma de retribuição à utilização da plataforma, além de ser uma forma de aprendizado de várias formas. Além disso os canais da comunidade são excelentes meios de networking, pelos quais se consegue fechar novos projetos e também apresentar suas competências e qualificação na utilização do software.</text:p>
          </table:table-cell>
          <table:table-cell table:style-name="ce2" office:value-type="string" calcext:value-type="string">
            <text:p>Nunca contribuí propriamente com o core do WordPress, mas os plugins com os quais contribuí a experiência foi positiva, apesar de nenhuma contribuição aceita por n motivos.</text:p>
          </table:table-cell>
          <table:table-cell table:style-name="ce2" office:value-type="string" calcext:value-type="string">
            <text:p>Acredito que as contribuições a partir do Brasil passem por diferenças relativas às características do país em si, como idioma, capacitação, cultura de software livre e até mesmo condições sócio-econômicas dos desenvolvedores. Se o Brasil não contribui mais, creio que seja por conta destes aspectos, não por alguma motivação externa ou alguma ausência de abertura a estrangeiros na comunidade.</text:p>
          </table:table-cell>
          <table:table-cell table:style-name="ce2" office:value-type="string" calcext:value-type="string">
            <text:p>A comunidade WordPress é sem dúvidas subdividida em localidades, pela forma como foi construída, promovendo meetup's e WordCamp's locais, pelo fato do idioma de muitos países tornar mais fácil para que as pessoas criem seus próprios "guetos" sobre WordPress na web onde possam falar em sua língua nativa. Outro ponto que me aponta a localidade do WordPress é a sua ainda pouco expressiva adoção para grandes projetos no Brasil.</text:p>
          </table:table-cell>
          <table:table-cell table:style-name="ce2" office:value-type="string" calcext:value-type="string">
            <text:p>Varia com o tempo, mas em média devo dedicar umas 4h por semana</text:p>
          </table:table-cell>
          <table:table-cell table:style-name="ce2" office:value-type="string" calcext:value-type="string">
            <text:p>Sim</text:p>
          </table:table-cell>
          <table:table-cell table:style-name="ce2" office:value-type="string" calcext:value-type="string">
            <text:p>Participo da comunidade da Godot Engine, software de desenvolvimento de games. É um projeto ainda bem menor que o WordPress, com outra filosofia, enfim, basicamente tudo é diferente.</text:p>
          </table:table-cell>
          <table:table-cell table:style-name="ce2" office:value-type="string" calcext:value-type="string">
            <text:p>Tenho minhas ressalvas quanto a abertura da comunidade, mas creio que seja um problema generalizado de qualquer comunidade e que o WordPress até que se sai bem. Percebo sempre um tendência centralizadora em todas as comunidades, uma hierarquização implícita entre os membros que dela fazem parte, algo que pode parecer subjetivo, mas que precisa ser analisado.</text:p>
          </table:table-cell>
          <table:table-cell table:number-columns-repeated="1008"/>
        </table:table-row>
        <table:table-row table:style-name="ro1">
          <table:table-cell table:style-name="ce2" office:value-type="string" calcext:value-type="string">
            <text:p>Desenvolvedora 9</text:p>
          </table:table-cell>
          <table:table-cell table:style-name="ce2" office:value-type="string" calcext:value-type="string">
            <text:p>Masculino</text:p>
          </table:table-cell>
          <table:table-cell table:style-name="ce2" office:value-type="float" office:value="34" calcext:value-type="float">
            <text:p>34</text:p>
          </table:table-cell>
          <table:table-cell table:style-name="ce2" office:value-type="string" calcext:value-type="string">
            <text:p>São Paulo</text:p>
          </table:table-cell>
          <table:table-cell table:style-name="ce2" office:value-type="string" calcext:value-type="string">
            <text:p>São Bernardo do Campo</text:p>
          </table:table-cell>
          <table:table-cell table:style-name="ce2" office:value-type="string" calcext:value-type="string">
            <text:p>Programador</text:p>
          </table:table-cell>
          <table:table-cell table:style-name="ce2" office:value-type="string" calcext:value-type="string">
            <text:p>Tecnólogo em Análise e Desenvolvimento de Sistemas</text:p>
          </table:table-cell>
          <table:table-cell table:style-name="ce2" office:value-type="string" calcext:value-type="string">
            <text:p>Alguns plugins</text:p>
          </table:table-cell>
          <table:table-cell table:style-name="ce2" office:value-type="string" calcext:value-type="string">
            <text:p>Trabalho</text:p>
          </table:table-cell>
          <table:table-cell table:style-name="ce2" office:value-type="string" calcext:value-type="string">
            <text:p>Positivas</text:p>
          </table:table-cell>
          <table:table-cell table:number-columns-repeated="2"/>
          <table:table-cell table:style-name="ce2" office:value-type="string" calcext:value-type="string">
            <text:p>40h/semana</text:p>
          </table:table-cell>
          <table:table-cell table:style-name="ce2" office:value-type="string" calcext:value-type="string">
            <text:p>Ambos</text:p>
          </table:table-cell>
          <table:table-cell table:number-columns-repeated="1010"/>
        </table:table-row>
        <table:table-row table:style-name="ro4">
          <table:table-cell table:style-name="ce2" office:value-type="string" calcext:value-type="string">
            <text:p>Desenvolvedora 10</text:p>
          </table:table-cell>
          <table:table-cell table:style-name="ce2" office:value-type="string" calcext:value-type="string">
            <text:p>Masculino</text:p>
          </table:table-cell>
          <table:table-cell table:style-name="ce2" office:value-type="float" office:value="29" calcext:value-type="float">
            <text:p>29</text:p>
          </table:table-cell>
          <table:table-cell table:style-name="ce2" office:value-type="string" calcext:value-type="string">
            <text:p>Rio de Janeiro</text:p>
          </table:table-cell>
          <table:table-cell table:style-name="ce2" office:value-type="string" calcext:value-type="string">
            <text:p>São Paulo</text:p>
          </table:table-cell>
          <table:table-cell table:style-name="ce2" office:value-type="string" calcext:value-type="string">
            <text:p>Desenvolvedor Web</text:p>
          </table:table-cell>
          <table:table-cell table:style-name="ce2" office:value-type="string" calcext:value-type="string">
            <text:p>Pós Graduado em Desenvolvimento Web pela UNINOVE</text:p>
          </table:table-cell>
          <table:table-cell table:style-name="ce2" office:value-type="string" calcext:value-type="string">
            <text:p>Ajudo nas traduções e já participei da organização de WordCamps além de ter contribuído com projetos como o Odin e alguns plugins.</text:p>
          </table:table-cell>
          <table:table-cell table:style-name="ce2" office:value-type="string" calcext:value-type="string">
            <text:p>O envolvimento da Comunidade é o maior motivador. A troca de experiências e novas amizades que os encontros promovem me faz querer contribuir com a Comunidade e também com a ferramenta auxiliando a torná-la cada vez melhor.</text:p>
          </table:table-cell>
          <table:table-cell table:style-name="ce2" office:value-type="string" calcext:value-type="string">
            <text:p>Sempre positivas, somos diversos desenvolvedores espalhados ao redor do mundo. Cada um com uma forma de pensar e abordar os problemas, todas as experiências de código contribuem para melhorarmos a nós mesmos.</text:p>
          </table:table-cell>
          <table:table-cell table:style-name="ce2" office:value-type="string" calcext:value-type="string">
            <text:p>Acredito que não haja tanta diferença na contribuição do projeto em si. A maior diferença está na forma que nossa Comunidade se organiza e desenvolve os projetos locais como WordCamps, Meetups, Contributor Day e tantos outros.</text:p>
            <text:p/>
            <text:p>Nunca tive a experiência de contribuir pessoalmente de outros locais do Globo, talvez minha percepção seja um pouco diferente por conta disso.</text:p>
          </table:table-cell>
          <table:table-cell table:style-name="ce2" office:value-type="string" calcext:value-type="string">
            <text:p>Acredito que a Comunidade seja local, tendo como referência outras Comunidades locais espalhadas ao redor do mundo.</text:p>
            <text:p>Isso faz com que todos possam aprender e ensinar ao mesmo tempo.</text:p>
            <text:p/>
            <text:p>Cada região possui suas particularidades que ficam muito evidentes em WordCamps, por exemplo... Os brindes, o Happy Hour, o clima do evento em si muda de região para região dentro de um mesmo país. Isso torna cada Comunidade especial e singular dentro de todo o universo do WordPress</text:p>
          </table:table-cell>
          <table:table-cell/>
          <table:table-cell table:style-name="ce2" office:value-type="string" calcext:value-type="string">
            <text:p>Tempo Livre</text:p>
          </table:table-cell>
          <table:table-cell table:style-name="ce2" office:value-type="string" calcext:value-type="string">
            <text:p>Não</text:p>
          </table:table-cell>
          <table:table-cell table:number-columns-repeated="1009"/>
        </table:table-row>
        <table:table-row table:style-name="ro1">
          <table:table-cell table:style-name="ce2" office:value-type="string" calcext:value-type="string">
            <text:p>Desenvolvedora 11</text:p>
          </table:table-cell>
          <table:table-cell table:style-name="ce2" office:value-type="string" calcext:value-type="string">
            <text:p>Masculino</text:p>
          </table:table-cell>
          <table:table-cell table:style-name="ce2" office:value-type="float" office:value="31" calcext:value-type="float">
            <text:p>31</text:p>
          </table:table-cell>
          <table:table-cell table:style-name="ce2" office:value-type="string" calcext:value-type="string">
            <text:p>Curitiba</text:p>
          </table:table-cell>
          <table:table-cell table:style-name="ce2" office:value-type="string" calcext:value-type="string">
            <text:p>Florianópolis</text:p>
          </table:table-cell>
          <table:table-cell table:style-name="ce2" office:value-type="string" calcext:value-type="string">
            <text:p>Analista de sistemas</text:p>
          </table:table-cell>
          <table:table-cell table:style-name="ce2" office:value-type="string" calcext:value-type="string">
            <text:p>Pós-Graduação / USP</text:p>
          </table:table-cell>
          <table:table-cell table:style-name="ce2" office:value-type="string" calcext:value-type="string">
            <text:p>Inativa</text:p>
          </table:table-cell>
          <table:table-cell table:style-name="ce2" office:value-type="string" calcext:value-type="string">
            <text:p>Por trabalho e por ideal ao movimento do software livre</text:p>
          </table:table-cell>
          <table:table-cell table:style-name="ce2" office:value-type="string" calcext:value-type="string">
            <text:p>Positivas / Bastante aprendizado e amizades</text:p>
          </table:table-cell>
          <table:table-cell table:style-name="ce2" office:value-type="string" calcext:value-type="string">
            <text:p>Relação técnica não existe. Basicamente é a mesma coisa para mim, o que muda é o tempo: me parece que as empresas dão menos valor às ferramentas livres, e é mais difícil justificar agenda para se dedicar a projetos como contribuições a um grande projeto como este profissionalmente. Minhas contribuições foram feitas em meu tempo particular a partir de problemas que identifiquei no âmbito profissional.</text:p>
          </table:table-cell>
          <table:table-cell table:style-name="ce2" office:value-type="string" calcext:value-type="string">
            <text:p>Comunidades têm um viés bastante local, até pelo fato dos eventos que ocorrem, o que acaba também influenciando o desenvolvimento em ferramentas locais de forma bastante regionalizada. Ser autor principal de um framework ou outro dá visibilidade. Me parece também que este cenário está mudando com o crescimento do WordPress e incorporação de desenvolvedores aos times dos cores principais.</text:p>
          </table:table-cell>
          <table:table-cell table:style-name="ce2" office:value-type="string" calcext:value-type="string">
            <text:p>4h por semana em média, para outros projetos, não mais para o WordPress</text:p>
          </table:table-cell>
          <table:table-cell table:style-name="ce2" office:value-type="string" calcext:value-type="string">
            <text:p>Tempo livre</text:p>
          </table:table-cell>
          <table:table-cell table:style-name="ce2" office:value-type="string" calcext:value-type="string">
            <text:p>Sim. Ao meu ver são mais pragmáticas para produção de código e eventos. Penso que a multidisciplinaridade da comunidade WordPress e a cultura de eventos e formação de personalidades faz com que o teor técnico das discussões seja um pouco menor. É o que eu noto, pelo menos.</text:p>
          </table:table-cell>
          <table:table-cell table:style-name="ce2" office:value-type="string" calcext:value-type="string">
            <text:p>Muitas opiniões divergentes a respeito do futuro da ferramenta, comunidades organizadas na base do ego</text:p>
          </table:table-cell>
          <table:table-cell table:number-columns-repeated="1008"/>
        </table:table-row>
        <table:table-row table:style-name="ro1">
          <table:table-cell table:style-name="ce2" office:value-type="string" calcext:value-type="string">
            <text:p>Desenvolvedora 12</text:p>
          </table:table-cell>
          <table:table-cell table:style-name="ce2" office:value-type="string" calcext:value-type="string">
            <text:p>Masculino</text:p>
          </table:table-cell>
          <table:table-cell table:style-name="ce2" office:value-type="float" office:value="31" calcext:value-type="float">
            <text:p>31</text:p>
          </table:table-cell>
          <table:table-cell table:style-name="ce2" office:value-type="string" calcext:value-type="string">
            <text:p>Porto União, Santa Catarina, Brasil</text:p>
          </table:table-cell>
          <table:table-cell table:style-name="ce2" office:value-type="string" calcext:value-type="string">
            <text:p>Dublin, Irlanda</text:p>
          </table:table-cell>
          <table:table-cell table:style-name="ce2" office:value-type="string" calcext:value-type="string">
            <text:p>Designer / Desenvolvedor front-end</text:p>
          </table:table-cell>
          <table:table-cell table:style-name="ce2" office:value-type="string" calcext:value-type="string">
            <text:p>Formado em Desenho Industrial na PUC-PR em 2007</text:p>
          </table:table-cell>
          <table:table-cell table:style-name="ce2" office:value-type="string" calcext:value-type="string">
            <text:p>Eu fui um dos primeiros membros da "Comunidade Brasileira", contribuí nas primeiras "traduções oficiais", ajudei a organizar os primeiros encontros e WordCamps no Brasil e já fui mais ativo nos fóruns. Já tem alguns anos que eu não participo mais ativamente.</text:p>
          </table:table-cell>
          <table:table-cell table:style-name="ce2" office:value-type="string" calcext:value-type="string">
            <text:p>Eu comecei a contribuir porque vi no WordPress uma ferramenta útil no meu trabalho com clientes, e ajudar com as traduções era o que eu podia fazer de melhor. Com o tempo o entusiasmo inicial foi diminuindo, e foram surgindo pessoas mais qualificadas que eu, e o meu trabalho começou a demandar muito mais do meu tempo e energia.</text:p>
          </table:table-cell>
          <table:table-cell table:style-name="ce2" office:value-type="string" calcext:value-type="string">
            <text:p>Eu só tenho um plugin super simples no repositório, que eu subi mais pra ver como aquela parte funcionava. A experiência foi positiva, apesar de eu preferir Git a Subversion.</text:p>
          </table:table-cell>
          <table:table-cell table:style-name="ce2" office:value-type="string" calcext:value-type="string">
            <text:p>Minhas contribuições foram mais ligadas a "versão brasileira", não sei se posso responder essa.</text:p>
          </table:table-cell>
          <table:table-cell table:style-name="ce2" office:value-type="string" calcext:value-type="string">
            <text:p>Eu sempre tive a impressão de ser global, com as comunidades internacionais (que falam outras línguas que não inglês) tendo um papel importante.</text:p>
          </table:table-cell>
          <table:table-cell table:style-name="ce2" office:value-type="string" calcext:value-type="string">
            <text:p>Variou muito, geralmente algumas horas por semana.</text:p>
          </table:table-cell>
          <table:table-cell table:style-name="ce2" office:value-type="string" calcext:value-type="string">
            <text:p>Geralmente no tempo livre. Tentei contribuir durante o trabalho algumas vezes mas nunca funcionou.</text:p>
          </table:table-cell>
          <table:table-cell/>
          <table:table-cell table:style-name="ce2" office:value-type="string" calcext:value-type="string">
            <text:p>Ano passado eu tentei participar do "Theme Review Team", onde desenvolvedores analisam o código de temas antes de eles serem adicionados ao repositório oficial. Muito frequentemente desenvolvedores insatisfeitos tomavam o canal no Slack pra contestar o tempo de espera (6 meses) e se isso era justo ou não, geralmente citando casos pessoais tipo "eu sou um desenvolvedor experiente" ou "eu tenho 100 temas" etc (minha opinião: o principal é: a qualidade dos temas no repositório precisa melhorar. O Theme Review é necessário, mas revisar temas é um trabalho grande e tem pouca gente disposta a dedicar tanto tempo pra causa. A fila de 6 meses vai diminuir), ou se era justo temas como "Twenty Seventeen" terem mais destaque (minha opinião: sim).</text:p>
          </table:table-cell>
          <table:table-cell table:number-columns-repeated="1008"/>
        </table:table-row>
        <table:table-row table:style-name="ro1">
          <table:table-cell table:style-name="ce2" office:value-type="string" calcext:value-type="string">
            <text:p>Desenvolvedora 13</text:p>
          </table:table-cell>
          <table:table-cell table:style-name="ce2" office:value-type="string" calcext:value-type="string">
            <text:p>Macho</text:p>
          </table:table-cell>
          <table:table-cell table:style-name="ce2" office:value-type="float" office:value="31" calcext:value-type="float">
            <text:p>31</text:p>
          </table:table-cell>
          <table:table-cell table:style-name="ce2" office:value-type="string" calcext:value-type="string">
            <text:p>Campina Grande - PB</text:p>
          </table:table-cell>
          <table:table-cell table:style-name="ce2" office:value-type="string" calcext:value-type="string">
            <text:p>Curitiba - PR</text:p>
          </table:table-cell>
          <table:table-cell table:style-name="ce2" office:value-type="string" calcext:value-type="string">
            <text:p>Empresário</text:p>
          </table:table-cell>
          <table:table-cell table:style-name="ce2" office:value-type="string" calcext:value-type="string">
            <text:p>3º incompleto, UNIFACS</text:p>
          </table:table-cell>
          <table:table-cell table:style-name="ce2" office:value-type="string" calcext:value-type="string">
            <text:p>Desenvolvedor de Plugins</text:p>
          </table:table-cell>
          <table:table-cell table:style-name="ce2" office:value-type="string" calcext:value-type="string">
            <text:p>Cultura Hacker/Open-source. Deixei porque o WP se tornou uma ferramenta defasada frente a tecnologias como NodeJS/Python.</text:p>
          </table:table-cell>
          <table:table-cell table:style-name="ce2" office:value-type="string" calcext:value-type="string">
            <text:p>No geral sem problemas. Só me incomoda o fato deles ainda usarem SVN (arghhh).</text:p>
          </table:table-cell>
          <table:table-cell table:style-name="ce2" office:value-type="string" calcext:value-type="string">
            <text:p>O Brasil está atrasado uns 10 anos... poucos desenvolvedores e muito soberbos no geral, além de serem em grande parte machistas.</text:p>
          </table:table-cell>
          <table:table-cell table:style-name="ce2" office:value-type="string" calcext:value-type="string">
            <text:p>Não sei</text:p>
          </table:table-cell>
          <table:table-cell table:style-name="ce2" office:value-type="string" calcext:value-type="string">
            <text:p>Umas 10h por mês, talvez.</text:p>
          </table:table-cell>
          <table:table-cell table:style-name="ce2" office:value-type="string" calcext:value-type="string">
            <text:p>Ambos.</text:p>
          </table:table-cell>
          <table:table-cell table:style-name="ce2" office:value-type="string" calcext:value-type="string">
            <text:p>Github. A diferença é o futuro (git) e passado (wp/php/svn).</text:p>
          </table:table-cell>
          <table:table-cell table:style-name="ce2" office:value-type="string" calcext:value-type="string">
            <text:p>Não</text:p>
          </table:table-cell>
          <table:table-cell table:number-columns-repeated="1008"/>
        </table:table-row>
        <table:table-row table:style-name="ro5">
          <table:table-cell table:style-name="ce2" office:value-type="string" calcext:value-type="string">
            <text:p>Desenvolvedora 14</text:p>
          </table:table-cell>
          <table:table-cell table:style-name="ce2" office:value-type="string" calcext:value-type="string">
            <text:p>Masculino</text:p>
          </table:table-cell>
          <table:table-cell table:style-name="ce2" office:value-type="float" office:value="51" calcext:value-type="float">
            <text:p>51</text:p>
          </table:table-cell>
          <table:table-cell table:style-name="ce2" office:value-type="string" calcext:value-type="string">
            <text:p>Porto Alegre, RS</text:p>
          </table:table-cell>
          <table:table-cell table:style-name="ce2" office:value-type="string" calcext:value-type="string">
            <text:p>Caxias do Sul, RS</text:p>
          </table:table-cell>
          <table:table-cell table:style-name="ce2" office:value-type="string" calcext:value-type="string">
            <text:p>Desenvolvedor WordPress, especialista em WooCommerce</text:p>
          </table:table-cell>
          <table:table-cell table:style-name="ce2" office:value-type="string" calcext:value-type="string">
            <text:p>Bacharel em Ciências da Computação pela UFRGS</text:p>
          </table:table-cell>
          <table:table-cell table:style-name="ce2" office:value-type="string" calcext:value-type="string">
            <text:p>Auxilio esporadicamente com a parte da tradução</text:p>
          </table:table-cell>
          <table:table-cell table:style-name="ce2" office:value-type="string" calcext:value-type="string">
            <text:p>Para que tivesemos o WordPress traduzido em pt-BR. Mas os pacotes de tradução passaram a ser montados automaticamente e o trabalho deixou de ser necessário.</text:p>
          </table:table-cell>
          <table:table-cell table:style-name="ce2" office:value-type="string" calcext:value-type="string">
            <text:p>Nunca contribui com código diretamente para o core. </text:p>
            <text:p>Com plugins a experiência foi mais negativa que positiva, pois muitos usuários não reconhecem o esforço envolvido no desenvolvimento</text:p>
          </table:table-cell>
          <table:table-cell table:style-name="ce2" office:value-type="string" calcext:value-type="string">
            <text:p>Não vejo diferença.</text:p>
          </table:table-cell>
          <table:table-cell table:style-name="ce2" office:value-type="string" calcext:value-type="string">
            <text:p>Existe gente no mundo inteiro envolvida com WordPress, mas não há somente uma comunidade. </text:p>
            <text:p/>
            <text:p>O pessoal da tradução por exemplo tem a sua própria comunidade e o mesmo serve para quem faz plugins ou temas. </text:p>
            <text:p/>
            <text:p>Existem ainda as comunidades de cada região/cidade, estive no WordCamp Miami e fiquei surpreso com o tamanho do evento. </text:p>
            <text:p/>
            <text:p>No Brasil estive em Curitiba, São Paulo, Porto Alegre e Rio de Janeiro e são quase sempre as mesmas pessoas.</text:p>
            <text:p/>
          </table:table-cell>
          <table:table-cell table:style-name="ce2" office:value-type="string" calcext:value-type="string">
            <text:p>Umas 2 horas por semana</text:p>
          </table:table-cell>
          <table:table-cell table:style-name="ce2" office:value-type="string" calcext:value-type="string">
            <text:p>Não tenho patrão, tentão é os dois.</text:p>
          </table:table-cell>
          <table:table-cell table:style-name="ce2" office:value-type="string" calcext:value-type="string">
            <text:p>Não.</text:p>
          </table:table-cell>
          <table:table-cell table:style-name="ce2" office:value-type="string" calcext:value-type="string">
            <text:p>Procuro me manter afastado das controvérsias, não vejo nada positivo nelas.</text:p>
          </table:table-cell>
          <table:table-cell table:number-columns-repeated="1008"/>
        </table:table-row>
        <table:table-row table:style-name="ro6">
          <table:table-cell table:style-name="ce2" office:value-type="string" calcext:value-type="string">
            <text:p>Desenvolvedora 15</text:p>
          </table:table-cell>
          <table:table-cell table:style-name="ce2" office:value-type="string" calcext:value-type="string">
            <text:p>Masculino</text:p>
          </table:table-cell>
          <table:table-cell table:style-name="ce2" office:value-type="float" office:value="28" calcext:value-type="float">
            <text:p>28</text:p>
          </table:table-cell>
          <table:table-cell table:style-name="ce2" office:value-type="string" calcext:value-type="string">
            <text:p>São Paulo/SP</text:p>
          </table:table-cell>
          <table:table-cell table:style-name="ce2" office:value-type="string" calcext:value-type="string">
            <text:p>Bauru</text:p>
          </table:table-cell>
          <table:table-cell table:style-name="ce2" office:value-type="string" calcext:value-type="string">
            <text:p>Engenheiro de software</text:p>
          </table:table-cell>
          <table:table-cell table:style-name="ce2" office:value-type="string" calcext:value-type="string">
            <text:p>Superior incompleto (ou ensino médio completo resolve também)</text:p>
          </table:table-cell>
          <table:table-cell table:style-name="ce2" office:value-type="string" calcext:value-type="string">
            <text:p>Sou um dos "Locale managers", sendo responsável pelo lançamento das versões traduzidas para Português do Brasil e também dos lançamentos no Brasil, além disso sou administrador do fórum de suporte, organizador de WordCamps e meetups, desenvolvedor de quase 43 plugins (sendo em sua maior parte voltado para o publico brasileiro), e ainda atuo em papeis menores em outras áreas ajudando organizar e mantendo a comunidade crescendo.</text:p>
          </table:table-cell>
          <table:table-cell table:style-name="ce2" office:value-type="string" calcext:value-type="string">
            <text:p>Minha motivação é contribuir com algo de volta, seja conhecimento ou pelo menos meu tempo, uma vez que sou o profissional que sou hoje por causa da comunidade e do que fui capaz de aprender por meio dela, sem isso não estaria trabalhando na empresa estou ou nem mesmo na área de desenvolvimento.</text:p>
          </table:table-cell>
          <table:table-cell table:style-name="ce2" office:value-type="string" calcext:value-type="string">
            <text:p>No geral eu acredito que é sempre positiva, até mesmo em caso quando tenho ideias ou códigos negados, não deixa de ser algo que me ajuda crescer, e não apenas como profissional, mas também são coisas que lhe me ajudam como um ser humano vivendo em sociedade, aprendendo analisar problemas de outras formas e aceitando opiniões contrárias.</text:p>
          </table:table-cell>
          <table:table-cell table:style-name="ce2" office:value-type="string" calcext:value-type="string">
            <text:p>Não acredito que exista muita diferença, além do fato de contribuir de graça com algo Open Source, digo isso pois no Brasil muita gente fala na minha cara que sou um "trouxa" por estar fazendo algo de graça ou dedicando qualquer fração do meu tempo sem ter um retorno financeiro direto... Então se existe alguma diferença provavelmente é essa. Entretanto se for em termos de ajudar ou ter voz ativa na comunidade eu não acredito que nacionalidade, orientação sexual, tom de pele ou qualquer outra coisa pode influenciar, além da necessidade de saber pelo menos um pouco de Inglês.</text:p>
          </table:table-cell>
          <table:table-cell table:style-name="ce2" office:value-type="string" calcext:value-type="string">
            <text:p>É uma inevitável mistura de ambos, pois em grande parte é global, você consegue sentir que faz parte de algo que não se limita apenas onde você mora, entretanto é claro que ainda existe muita coisa local por causa de tradução e fóruns de suporte em Português, sem esquecer da língua, uma vez que Inglês não é prioridade em nosso ensino ou na vida de muita gente, por isso é inevitável <text:s/>ser uma mistura, é necessário ter algo local para ajudar usuários de todos os níveis e também para promover eventos com a finalidade de educar e evangelizar usuários.</text:p>
          </table:table-cell>
          <table:table-cell table:style-name="ce2" office:value-type="string" calcext:value-type="string">
            <text:p>Depende do dia ou da semana, mas geralmente são algo em torno de 3 horas por dia. Isso por causa da minha carga de responsabilidades com a comunidade local e também com os meus 43 plugins.</text:p>
          </table:table-cell>
          <table:table-cell table:style-name="ce2" office:value-type="string" calcext:value-type="string">
            <text:p>Em maior parte durante o meu tempo livre, entretanto pela natureza do meu trabalho na Automattic trabalhando com o WooCommerce, muitas vezes sou agraciado com a oportunidade de contribuir também durante meu horário de trabalho, quando isso acontece geralmente são 9 ou 12 horas contribuindo.</text:p>
          </table:table-cell>
          <table:table-cell table:style-name="ce2" office:value-type="string" calcext:value-type="string">
            <text:p>Hoje não participo de nenhuma outra, entretanto já tive participação na comunidade de Drupal, entre outras, entretanto faz uns 6 anos que apenas participo da comunidade do WordPress, então prefiro não apontar diferença de coisas que provavelmente mudaram nestes últimos anos.</text:p>
          </table:table-cell>
          <table:table-cell table:style-name="ce2" office:value-type="string" calcext:value-type="string">
            <text:p>Sempre existem controvérsias, ou coisas que as vezes precisam ser segredo ou até mesmo que não agradam muitas pessoas...</text:p>
            <text:p/>
            <text:p>Exemplo disso foi a versão 4.2 incluindo suporte para Emojis, algo que foi promovido como sendo uma grande feature, muita gente gostou, outros disseram que eram algo totalmente inútil e que outras coisas deveriam ter sido priorizadas no lugar disso, entretanto meses depois quando todo mundo já tinha atualizado foi finalmente revelado que a mudança na verdade era para tornar os sites mais seguros e o suporte a Emojis era apenas uma consequência disso.</text:p>
            <text:p/>
            <text:p>Acho que é um exemplo perfeito de coisas que acontecem e muitas vezes para o olhar geral da comunidade parece ser algo que é um desperdício de tempo gasto, até mesmo fazendo algumas pessoas que se sentirem ignoradas com ideias e sugestões que estão "congeladas" no Trac do WordPress por anos, entretanto era algo que deveria ser feito para garantir a segurança de todos os usuários.</text:p>
            <text:p>E enfim, praticamente tudo que envolve "controvérsia" é em relação a pessoas que se sentem ignoradas em relação ao Trac, entretanto olhando e pensando na comunidade como um todo, não é motivo para ficar irritando ou guardar magoa por certas coisas receberem prioridades diferentes. </text:p>
          </table:table-cell>
          <table:table-cell table:number-columns-repeated="1008"/>
        </table:table-row>
        <table:table-row table:style-name="ro1">
          <table:table-cell table:style-name="ce2" office:value-type="string" calcext:value-type="string">
            <text:p>Desenvolvedora 16</text:p>
          </table:table-cell>
          <table:table-cell table:style-name="ce2" office:value-type="string" calcext:value-type="string">
            <text:p>Masculinoe</text:p>
          </table:table-cell>
          <table:table-cell table:style-name="ce2" office:value-type="float" office:value="33" calcext:value-type="float">
            <text:p>33</text:p>
          </table:table-cell>
          <table:table-cell table:style-name="ce2" office:value-type="string" calcext:value-type="string">
            <text:p>Salvador</text:p>
          </table:table-cell>
          <table:table-cell table:style-name="ce2" office:value-type="string" calcext:value-type="string">
            <text:p>São Paulo</text:p>
          </table:table-cell>
          <table:table-cell table:style-name="ce2" office:value-type="string" calcext:value-type="string">
            <text:p>Programador</text:p>
          </table:table-cell>
          <table:table-cell table:style-name="ce2" office:value-type="string" calcext:value-type="string">
            <text:p>Técnico</text:p>
          </table:table-cell>
          <table:table-cell table:style-name="ce2" office:value-type="string" calcext:value-type="string">
            <text:p>Sou palestrante, já contribui com o core, organizo meetups e WordCamps, envio plugins para o repositório oficial e ajudo a tirar dúvidas em listas e fóruns de discussão, inclusive sou administrador do fórum oficial do WordPress no idioma pt br.</text:p>
          </table:table-cell>
          <table:table-cell table:style-name="ce2" office:value-type="string" calcext:value-type="string">
            <text:p>Gosto muito do WordPress e ele me ajuda bastante no desenvolvimento das minhas atividades profissionais e outros projetos pessoais, por conta disto acho justo retribuir. Também, através das contribuições acabo fazendo amizade e gosto muito disso.</text:p>
          </table:table-cell>
          <table:table-cell table:style-name="ce2" office:value-type="string" calcext:value-type="string">
            <text:p>Minhas experiências de contribuição com código sempre foram positivas porque pude aprender e me aprofundar mais no core do WordPress. Quando contribui com o core alguns desenvolvedores mais experientes me deram várias dicas para melhorar meu código, outra vez quando submeti um tema para o repositório oficial aprendi um monte de coisas relacionadas a padrão de código e funções que não me ligava quando desenvolvia temas para empresas.</text:p>
          </table:table-cell>
          <table:table-cell table:style-name="ce2" office:value-type="string" calcext:value-type="string">
            <text:p>Não acredito que exista diferença, a localidade não influência diretamente e não atrapalha quem quer realmente contribuir.</text:p>
          </table:table-cell>
          <table:table-cell table:style-name="ce2" office:value-type="string" calcext:value-type="string">
            <text:p>A comunidade é global e local ao mesmo tempo, algumas atividades ajudam ou interferem diretamente para o crescimento e melhora do WordPress de forma global e outras são mais ligadas a comunidade local. Por exemplo, contribuindo com o core você está participando de uma comunidade global, já em meetups a coisa é mais local.</text:p>
          </table:table-cell>
          <table:table-cell table:style-name="ce2" office:value-type="string" calcext:value-type="string">
            <text:p>Diretamente ao WordPress cerca de 5 horas semanais.</text:p>
          </table:table-cell>
          <table:table-cell table:style-name="ce2" office:value-type="string" calcext:value-type="string">
            <text:p>Nos dois momentos.</text:p>
          </table:table-cell>
          <table:table-cell table:style-name="ce2" office:value-type="string" calcext:value-type="string">
            <text:p>Sim, participo de outras comunidade de código livre. Todas são semelhantes no sentido de tentar ajudar a comunidade a crescer e colaborar de forma livre, mas na comunidade WordPress existe um comprometimento maior neste sentido. Em outras comunidades é fácil identificar pessoas e ações com objetivo pessoal, já na comunidade WordPress isso é mais difícil de acontecer.</text:p>
          </table:table-cell>
          <table:table-cell table:style-name="ce2" office:value-type="string" calcext:value-type="string">
            <text:p>Não tenho.</text:p>
          </table:table-cell>
          <table:table-cell table:number-columns-repeated="1008"/>
        </table:table-row>
        <table:table-row table:style-name="ro2">
          <table:table-cell table:style-name="ce2" office:value-type="string" calcext:value-type="string">
            <text:p>Desenvolvedora 17</text:p>
          </table:table-cell>
          <table:table-cell table:style-name="ce2" office:value-type="string" calcext:value-type="string">
            <text:p>Masculino</text:p>
          </table:table-cell>
          <table:table-cell table:style-name="ce2" office:value-type="float" office:value="24" calcext:value-type="float">
            <text:p>24</text:p>
          </table:table-cell>
          <table:table-cell table:number-columns-repeated="2" table:style-name="ce2" office:value-type="string" calcext:value-type="string">
            <text:p>Rio de Janeiro, RJ</text:p>
          </table:table-cell>
          <table:table-cell table:style-name="ce2" office:value-type="string" calcext:value-type="string">
            <text:p>Desenvolvedor</text:p>
          </table:table-cell>
          <table:table-cell table:style-name="ce2" office:value-type="string" calcext:value-type="string">
            <text:p>Tecnico Completo</text:p>
          </table:table-cell>
          <table:table-cell table:style-name="ce2" office:value-type="string" calcext:value-type="string">
            <text:p>Atualmente eu trabalho em uma empresa que mantem 4 plugins Gratúitos no repositório oficial, no meu tempo livre eu faço algumas contribuições para o código do próprio WordPress e tenho meu próprio plugin que está no repositório, o FakerPress. Já ajudei a organizar Meetups e WordCamps no Rio de Janeiro como uma forma de criar uma comunidade local.</text:p>
          </table:table-cell>
          <table:table-cell table:style-name="ce2" office:value-type="string" calcext:value-type="string">
            <text:p>Eu amo o projeto e ele sempre fez parte da minha vida, e ele sempre foi minha principal fonte de renda. Sempre tive interesse em contribuir como posso para poder conhecer mais e poder dar um pouco de volta para um sistema que já me deu tanto.</text:p>
          </table:table-cell>
          <table:table-cell table:style-name="ce2" office:value-type="string" calcext:value-type="string">
            <text:p>Um pouco de cada, as vezes os desenvolvedores que tem poder de tomar decisões no Core do WordPress são um pouco complicados de lidar, existe muito ego envolvido, o que torna o problema um pouco complicado em geral. Mas para os desenvolvedores mais experientes a experiência é bem tranquila.</text:p>
          </table:table-cell>
          <table:table-cell table:style-name="ce2" office:value-type="string" calcext:value-type="string">
            <text:p>Contribuir no Brasil é um pouco mais complicado que nos Estados Unidos e Europa em geral, pois aqui existe muito pouco incentivo vindo de empresas locais o que torna a criação de eventos muito mais complicada.</text:p>
            <text:p/>
            <text:p>Já tivemos momentos melhores na nossa comunidade WordPress aqui no Brasil, parece que algumas das maiores vozes da comunidade deixaram  de contribuir tanto quanto antes pois se torna quase como um trabalho, pois não existem muitas pessoas fazendo, então a responsabilidade fica com poucos, o que torna a coisa mais desgastante.</text:p>
          </table:table-cell>
          <table:table-cell table:style-name="ce2" office:value-type="string" calcext:value-type="string">
            <text:p>Uma grande mistura dos dois, ela é bem global mas muito baseada no Inglês, ainda temos uma grande jornada para que outros idiomas tenham comunidades mais fortes, com algumas excessões como o Japão.</text:p>
          </table:table-cell>
          <table:table-cell table:style-name="ce2" office:value-type="string" calcext:value-type="string">
            <text:p>Mais de 30 horas semana com tranquilidade.</text:p>
          </table:table-cell>
          <table:table-cell table:style-name="ce2" office:value-type="string" calcext:value-type="string">
            <text:p>Durante o Trabalho e no meu tempo livre</text:p>
          </table:table-cell>
          <table:table-cell table:style-name="ce2" office:value-type="string" calcext:value-type="string">
            <text:p>Apenas a Comunidade WordPress.</text:p>
          </table:table-cell>
          <table:table-cell table:style-name="ce2" office:value-type="string" calcext:value-type="string">
            <text:p>Existe duas grandes controvérsias na comunidade, a primeira é relativa ao sistema ainda aceitar o uso de PHP 5.2 e isso é um grande problema para o mundo já que todos os servidores do mundo montam sua estrutura basicamente para poder ter suporte ao WordPress, então isso meio que impede o avanço para versões mais novas e seguras da linguagem.</text:p>
            <text:p/>
            <text:p>A segunda é relativa ao gerenciamento de dependencias dentro WordPress que nunca foi abordado com a seriedade que o problema precisa, portanto ficamos em um limbo de cada plugin fazendo a inclusão várias vezes dos mesmos pedaços de código, o que gera conflitos.</text:p>
          </table:table-cell>
          <table:table-cell table:number-columns-repeated="1008"/>
        </table:table-row>
        <table:table-row table:style-name="ro1">
          <table:table-cell table:style-name="ce2" office:value-type="string" calcext:value-type="string">
            <text:p>Desenvolvedora 18</text:p>
          </table:table-cell>
          <table:table-cell table:style-name="ce2" office:value-type="string" calcext:value-type="string">
            <text:p>Masculino</text:p>
          </table:table-cell>
          <table:table-cell table:style-name="ce2" office:value-type="float" office:value="35" calcext:value-type="float">
            <text:p>35</text:p>
          </table:table-cell>
          <table:table-cell table:number-columns-repeated="2" table:style-name="ce2" office:value-type="string" calcext:value-type="string">
            <text:p>São Paulo</text:p>
          </table:table-cell>
          <table:table-cell table:style-name="ce2" office:value-type="string" calcext:value-type="string">
            <text:p>Desenvolvedor Freelancer</text:p>
          </table:table-cell>
          <table:table-cell table:style-name="ce2" office:value-type="string" calcext:value-type="string">
            <text:p>Superior em Design Digital Incompleto</text:p>
          </table:table-cell>
          <table:table-cell table:style-name="ce2" office:value-type="string" calcext:value-type="string">
            <text:p>Desenvolvi 1 plugin que está no repositório do WordPress mas desenvolvo mais plugin para meus clientes</text:p>
          </table:table-cell>
          <table:table-cell table:style-name="ce2" office:value-type="string" calcext:value-type="string">
            <text:p>Contribui como uma forma de devolver a comunidade o que eu também tenho, e só não tenho contribuído mais por falta de tempo</text:p>
          </table:table-cell>
          <table:table-cell table:style-name="ce2" office:value-type="string" calcext:value-type="string">
            <text:p>Foram positivas...</text:p>
          </table:table-cell>
          <table:table-cell table:style-name="ce2" office:value-type="string" calcext:value-type="string">
            <text:p>Cada dia mais acredito que o local é o menos importante...</text:p>
          </table:table-cell>
          <table:table-cell table:style-name="ce2" office:value-type="string" calcext:value-type="string">
            <text:p>Ao meu ver é global</text:p>
          </table:table-cell>
          <table:table-cell table:style-name="ce2" office:value-type="string" calcext:value-type="string">
            <text:p>Ao core do WordPress, 0. Mas desenvolvendo ferramentas pra clientes que usam o WordPress, deve chegar a 30 horas semanais</text:p>
          </table:table-cell>
          <table:table-cell table:style-name="ce2" office:value-type="string" calcext:value-type="string">
            <text:p>Durante o trabalho</text:p>
          </table:table-cell>
          <table:table-cell table:style-name="ce2" office:value-type="string" calcext:value-type="string">
            <text:p>Nao</text:p>
          </table:table-cell>
          <table:table-cell table:style-name="ce2" office:value-type="string" calcext:value-type="string">
            <text:p>Não tenho conhecimento</text:p>
          </table:table-cell>
          <table:table-cell table:number-columns-repeated="1008"/>
        </table:table-row>
        <table:table-row table:style-name="ro1">
          <table:table-cell table:style-name="ce2" office:value-type="string" calcext:value-type="string">
            <text:p>Desenvolvedora 19</text:p>
          </table:table-cell>
          <table:table-cell table:style-name="ce2" office:value-type="string" calcext:value-type="string">
            <text:p>Masculino</text:p>
          </table:table-cell>
          <table:table-cell table:style-name="ce2" office:value-type="float" office:value="27" calcext:value-type="float">
            <text:p>27</text:p>
          </table:table-cell>
          <table:table-cell table:style-name="ce2" office:value-type="string" calcext:value-type="string">
            <text:p>Encantado/RS</text:p>
          </table:table-cell>
          <table:table-cell table:style-name="ce2" office:value-type="string" calcext:value-type="string">
            <text:p>Lajeado/RS</text:p>
          </table:table-cell>
          <table:table-cell table:style-name="ce2" office:value-type="string" calcext:value-type="string">
            <text:p>Desenvolvedor</text:p>
          </table:table-cell>
          <table:table-cell table:style-name="ce2" office:value-type="string" calcext:value-type="string">
            <text:p>Bacharel em Ciência da Computação, Unisinos</text:p>
          </table:table-cell>
          <table:table-cell table:style-name="ce2" office:value-type="string" calcext:value-type="string">
            <text:p>Organizo Meetups e o WordCamp em Porto Alegre</text:p>
          </table:table-cell>
          <table:table-cell table:style-name="ce2" office:value-type="string" calcext:value-type="string">
            <text:p>Curto muito estar envolvido em comunidades. E é uma forma de retribuir com os benefícios que tenho utilizando o WordPress gratuitamente. Também acabo conhecendo muita gente legal =D</text:p>
          </table:table-cell>
          <table:table-cell table:style-name="ce2" office:value-type="string" calcext:value-type="string">
            <text:p>Tenho dificuldades em contribuir em projetos open source. Vontade não falta, mas não disponibilizo um tempo para fazer isso.</text:p>
          </table:table-cell>
          <table:table-cell table:style-name="ce2" office:value-type="string" calcext:value-type="string">
            <text:p>Nunca tive experiências com a comunidade WordPress fora do Brasil. Apenas acompanho o Slack do Making WP como ouvinte. Nas duas comunidades vejo que tu precisa ir ganhando reconhecimento para poder ter voz. O que eu acho correto.</text:p>
          </table:table-cell>
          <table:table-cell table:style-name="ce2" office:value-type="string" calcext:value-type="string">
            <text:p>Eu acho que ela é uma mistura de ambos. Falando em desenvolvimento do software, ela é global. Mas falando em nível de usuário, ela se organiza por localidades.</text:p>
          </table:table-cell>
          <table:table-cell table:style-name="ce2" office:value-type="string" calcext:value-type="string">
            <text:p>10 horas/mês</text:p>
          </table:table-cell>
          <table:table-cell table:style-name="ce2" office:value-type="string" calcext:value-type="string">
            <text:p>Uma mescla dos dois.</text:p>
          </table:table-cell>
          <table:table-cell table:style-name="ce2" office:value-type="string" calcext:value-type="string">
            <text:p>Participo. Também sou envolvido com a comunidade PHPRS. As duas comunidades são receptivas e estão crescendo. A diferença é que a de PHP tem um foco mais em tecnologia e a de WordPress tentamos juntar com outras áreas de conhecimento que usufruem do software.</text:p>
          </table:table-cell>
          <table:table-cell table:number-columns-repeated="1009"/>
        </table:table-row>
        <table:table-row table:style-name="ro1">
          <table:table-cell table:style-name="ce2" office:value-type="string" calcext:value-type="string">
            <text:p>Desenvolvedora 20</text:p>
          </table:table-cell>
          <table:table-cell table:style-name="ce2" office:value-type="string" calcext:value-type="string">
            <text:p>Masculino</text:p>
          </table:table-cell>
          <table:table-cell table:style-name="ce2" office:value-type="float" office:value="34" calcext:value-type="float">
            <text:p>34</text:p>
          </table:table-cell>
          <table:table-cell table:style-name="ce2" office:value-type="string" calcext:value-type="string">
            <text:p>Itapetim/PE</text:p>
          </table:table-cell>
          <table:table-cell table:style-name="ce2" office:value-type="string" calcext:value-type="string">
            <text:p>Brasília/DF</text:p>
          </table:table-cell>
          <table:table-cell table:style-name="ce2" office:value-type="string" calcext:value-type="string">
            <text:p>Web Designer/Diagramador/Designer Gráfico</text:p>
          </table:table-cell>
          <table:table-cell table:style-name="ce2" office:value-type="string" calcext:value-type="string">
            <text:p>Graduação - UniCesumar</text:p>
          </table:table-cell>
          <table:table-cell table:style-name="ce2" office:value-type="string" calcext:value-type="string">
            <text:p>Resolver Problemas do Fórum e Disponibilizar Novos Plugins</text:p>
          </table:table-cell>
          <table:table-cell table:style-name="ce2" office:value-type="string" calcext:value-type="string">
            <text:p>Ajudar ao CMS WordPress ficar mais confiável e robusto</text:p>
          </table:table-cell>
          <table:table-cell table:style-name="ce2" office:value-type="string" calcext:value-type="string">
            <text:p>Positivas, </text:p>
          </table:table-cell>
          <table:table-cell table:style-name="ce2" office:value-type="string" calcext:value-type="string">
            <text:p>há diferenças sim, na comunicação (idioma).</text:p>
          </table:table-cell>
          <table:table-cell table:style-name="ce2" office:value-type="string" calcext:value-type="string">
            <text:p>mistura</text:p>
          </table:table-cell>
          <table:table-cell table:style-name="ce2" office:value-type="string" calcext:value-type="string">
            <text:p>1 dia por semana</text:p>
          </table:table-cell>
          <table:table-cell table:style-name="ce2" office:value-type="string" calcext:value-type="string">
            <text:p>misturado</text:p>
          </table:table-cell>
          <table:table-cell table:style-name="ce2" office:value-type="string" calcext:value-type="string">
            <text:p>não</text:p>
          </table:table-cell>
          <table:table-cell table:style-name="ce2" office:value-type="string" calcext:value-type="string">
            <text:p>não tenho</text:p>
          </table:table-cell>
          <table:table-cell table:number-columns-repeated="1008"/>
        </table:table-row>
        <table:table-row table:style-name="ro7" table:number-rows-repeated="1048552">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10:32:31.579893332">00:00:00</text:time></text:p>
        </style:region-right>
      </style:header>
      <style:header-left style:display="false"/>
      <style:footer>
        <text:p>Page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date>2017-08-15T10:35:26.967825111</dc:date>
    <dc:creator>Rodrigo Primo</dc:creator>
    <meta:editing-duration>PT2M55S</meta:editing-duration>
    <meta:editing-cycles>1</meta:editing-cycles>
    <meta:document-statistic meta:table-count="1" meta:cell-count="326" meta:object-count="0"/>
  </office:meta>
</office:document-meta>
</file>